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3b" officeooo:paragraph-rsid="0012183b"/>
    </style:style>
    <style:style style:name="P2" style:family="paragraph" style:parent-style-name="Standard">
      <style:paragraph-properties fo:text-align="justify" style:justify-single-word="false"/>
      <style:text-properties officeooo:rsid="0012183b" officeooo:paragraph-rsid="0012183b"/>
    </style:style>
    <style:style style:name="P3" style:family="paragraph" style:parent-style-name="Standard">
      <style:text-properties officeooo:rsid="0012183b" officeooo:paragraph-rsid="00154a41"/>
    </style:style>
    <style:style style:name="T1" style:family="text">
      <style:text-properties officeooo:rsid="0013f295"/>
    </style:style>
    <style:style style:name="T2" style:family="text">
      <style:text-properties officeooo:rsid="00154a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a4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workshop is an introduction, on how to build a Rest based Web Application. During this workshop, you will learn how to: </text:p>
      <text:p text:style-name="P3">- bind Java Classes into the Client using <text:span text:style-name="T3">Thymeleaf</text:span>,</text:p>
      <text:p text:style-name="P2">- connect and query your database with <text:span text:style-name="T3">JPA</text:span>, </text:p>
      <text:p text:style-name="P1">- deal with Client or Server errors <text:span text:style-name="T1">through</text:span> Exceptions,</text:p>
      <text:p text:style-name="P1">- manage security issues <text:span text:style-name="T2">with </text:span><text:span text:style-name="T4">Spring Security</text:span><text:span text:style-name="T2"> and</text:span></text:p>
      <text:p text:style-name="P1">- test your Rest with <text:span text:style-name="T3">MockMVC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51:07.932873318</meta:creation-date>
    <dc:date>2017-10-04T13:03:00.673152687</dc:date>
    <meta:editing-duration>PT11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2" meta:character-count="355" meta:non-whitespace-character-count="297"/>
  </office:meta>
</office:document-meta>
</file>